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Bahnschrift" svg:font-family="Bahnschrift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7pt" fo:font-weight="bold" style:font-name-asian="Trebuchet MS1" style:font-size-asian="17pt" style:font-weight-asian="bold" style:font-name-complex="Trebuchet MS1" style:font-size-complex="17pt" style:font-weight-complex="bold"/>
    </style:style>
    <style:style style:name="P2" style:family="paragraph" style:parent-style-name="Standard">
      <style:text-properties style:font-name="Bahnschrift" fo:font-size="12pt" style:font-name-asian="Trebuchet MS1" style:font-size-asian="12pt" style:font-name-complex="Trebuchet MS1" style:font-size-complex="12pt"/>
    </style:style>
    <style:style style:name="P3" style:family="paragraph" style:parent-style-name="Standard">
      <style:paragraph-properties fo:margin-left="2.54cm" fo:margin-right="0cm" fo:text-indent="0cm" style:auto-text-indent="false"/>
      <style:text-properties style:font-name="Bahnschrift" fo:font-size="12pt" style:font-name-asian="Trebuchet MS1" style:font-size-asian="12pt" style:font-name-complex="Trebuchet MS1" style:font-size-complex="12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Trebuchet MS" fo:font-size="17pt" fo:font-weight="bold" style:font-name-asian="Trebuchet MS1" style:font-size-asian="17pt" style:font-weight-asian="bold" style:font-name-complex="Trebuchet MS1" style:font-size-complex="17pt" style:font-weight-complex="bold"/>
    </style:style>
    <style:style style:name="P5" style:family="paragraph" style:parent-style-name="Standard">
      <style:text-properties style:font-name="Bahnschrift" fo:font-size="12pt" style:font-name-asian="Trebuchet MS1" style:font-size-asian="12pt" style:font-name-complex="Trebuchet MS1" style:font-size-complex="12pt"/>
    </style:style>
    <style:style style:name="P6" style:family="paragraph" style:parent-style-name="Standard" style:list-style-name="WWNum7">
      <style:paragraph-properties fo:margin-left="2.54cm" fo:margin-right="0cm" fo:text-indent="-0.635cm" style:auto-text-indent="false"/>
      <style:text-properties style:font-name="Bahnschrift" fo:font-size="12pt" style:font-name-asian="Trebuchet MS1" style:font-size-asian="12pt" style:font-name-complex="Trebuchet MS1" style:font-size-complex="12pt"/>
    </style:style>
    <style:style style:name="P7" style:family="paragraph" style:parent-style-name="Standard" style:list-style-name="WWNum2">
      <style:paragraph-properties fo:margin-left="2.54cm" fo:margin-right="0cm" fo:text-indent="-0.635cm" style:auto-text-indent="false"/>
      <style:text-properties style:font-name="Bahnschrift" fo:font-size="12pt" style:font-name-asian="Trebuchet MS1" style:font-size-asian="12pt" style:font-name-complex="Trebuchet MS1" style:font-size-complex="12pt"/>
    </style:style>
    <style:style style:name="P8" style:family="paragraph" style:parent-style-name="Standard" style:list-style-name="WWNum10">
      <style:paragraph-properties fo:margin-left="2.54cm" fo:margin-right="0cm" fo:text-indent="-0.635cm" style:auto-text-indent="false"/>
      <style:text-properties style:font-name="Bahnschrift" fo:font-size="12pt" style:font-name-asian="Trebuchet MS1" style:font-size-asian="12pt" style:font-name-complex="Trebuchet MS1" style:font-size-complex="12pt"/>
    </style:style>
    <style:style style:name="P9" style:family="paragraph" style:parent-style-name="Standard" style:list-style-name="WWNum5">
      <style:paragraph-properties fo:margin-left="2.54cm" fo:margin-right="0cm" fo:text-indent="-0.635cm" style:auto-text-indent="false"/>
      <style:text-properties style:font-name="Bahnschrift" fo:font-size="12pt" style:font-name-asian="Trebuchet MS1" style:font-size-asian="12pt" style:font-name-complex="Trebuchet MS1" style:font-size-complex="12pt"/>
    </style:style>
    <style:style style:name="P10" style:family="paragraph" style:parent-style-name="Standard" style:list-style-name="WWNum6">
      <style:paragraph-properties fo:margin-left="2.54cm" fo:margin-right="0cm" fo:text-indent="-0.635cm" style:auto-text-indent="false"/>
      <style:text-properties style:font-name="Bahnschrift" fo:font-size="12pt" style:font-name-asian="Trebuchet MS1" style:font-size-asian="12pt" style:font-name-complex="Trebuchet MS1" style:font-size-complex="12pt"/>
    </style:style>
    <style:style style:name="P11" style:family="paragraph" style:parent-style-name="Standard" style:list-style-name="WWNum3">
      <style:paragraph-properties fo:margin-left="2.54cm" fo:margin-right="0cm" fo:text-indent="-0.635cm" style:auto-text-indent="false"/>
      <style:text-properties style:font-name="Bahnschrift" fo:font-size="12pt" style:font-name-asian="Trebuchet MS1" style:font-size-asian="12pt" style:font-name-complex="Trebuchet MS1" style:font-size-complex="12pt"/>
    </style:style>
    <style:style style:name="P12" style:family="paragraph" style:parent-style-name="Standard" style:list-style-name="WWNum4">
      <style:paragraph-properties fo:margin-left="2.54cm" fo:margin-right="0cm" fo:text-indent="-0.635cm" style:auto-text-indent="false"/>
      <style:text-properties style:font-name="Bahnschrift" fo:font-size="12pt" style:font-name-asian="Trebuchet MS1" style:font-size-asian="12pt" style:font-name-complex="Trebuchet MS1" style:font-size-complex="12pt"/>
    </style:style>
    <style:style style:name="P13" style:family="paragraph" style:parent-style-name="Standard" style:list-style-name="WWNum8">
      <style:paragraph-properties fo:margin-left="2.54cm" fo:margin-right="0cm" fo:text-indent="-0.635cm" style:auto-text-indent="false"/>
      <style:text-properties style:font-name="Bahnschrift" fo:font-size="12pt" style:font-name-asian="Trebuchet MS1" style:font-size-asian="12pt" style:font-name-complex="Trebuchet MS1" style:font-size-complex="12pt"/>
    </style:style>
    <style:style style:name="P14" style:family="paragraph" style:parent-style-name="Standard" style:list-style-name="WWNum9">
      <style:paragraph-properties fo:margin-left="2.54cm" fo:margin-right="0cm" fo:text-indent="-0.635cm" style:auto-text-indent="false"/>
      <style:text-properties style:font-name="Bahnschrift" fo:font-size="12pt" style:font-name-asian="Trebuchet MS1" style:font-size-asian="12pt" style:font-name-complex="Trebuchet MS1" style:font-size-complex="12pt"/>
    </style:style>
    <style:style style:name="P15" style:family="paragraph" style:parent-style-name="Standard" style:list-style-name="WWNum1">
      <style:paragraph-properties fo:margin-left="2.54cm" fo:margin-right="0cm" fo:text-indent="-0.635cm" style:auto-text-indent="false"/>
      <style:text-properties style:font-name="Bahnschrift" fo:font-size="12pt" style:font-name-asian="Trebuchet MS1" style:font-size-asian="12pt" style:font-name-complex="Trebuchet MS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7</text:p>
      <text:p text:style-name="P1"/>
      <text:p text:style-name="P1"/>
      <text:p text:style-name="P2">1. Retrieve all data from employee, jobs and deposit.</text:p>
      <text:list xml:id="list3306424205963746403" text:style-name="WWNum7">
        <text:list-item>
          <text:p text:style-name="P6">Select * from employee;</text:p>
        </text:list-item>
        <text:list-item>
          <text:p text:style-name="P6">Select * from job;</text:p>
        </text:list-item>
        <text:list-item>
          <text:p text:style-name="P6">Select * from deposits;</text:p>
        </text:list-item>
      </text:list>
      <text:p text:style-name="P2"><text:s/>2. Give details of account no. and deposited rupees of customers having account opened between dates 01-01-06 and 25-07-06.</text:p>
      <text:list xml:id="list5973795297411873614" text:style-name="WWNum2">
        <text:list-item>
          <text:p text:style-name="P7"><text:s/>Select a_no, amount from deposits where adate <text:s/>between '01-jan-06' and '25-jul-06';</text:p>
        </text:list-item>
      </text:list>
      <text:p text:style-name="P2"/>
      <text:p text:style-name="P2"><text:s/>3. Display all jobs with minimum salary is greater than 4000.</text:p>
      <text:list xml:id="list8698249963679838595" text:style-name="WWNum10">
        <text:list-item>
          <text:p text:style-name="P8">Select * from job where min_sal&gt;=’4000’;</text:p>
        </text:list-item>
      </text:list>
      <text:p text:style-name="P2"><text:s/></text:p>
      <text:p text:style-name="P2">4. Display name and salary of employee whose department no is 20. Give alias name to name of employee.</text:p>
      <text:list xml:id="list9062904459812993585" text:style-name="WWNum5">
        <text:list-item>
          <text:p text:style-name="P9">Select emp_name AS employee_name,emp_sal from employee where dept_no=’20’;</text:p>
        </text:list-item>
      </text:list>
      <text:p text:style-name="P2"><text:s/></text:p>
      <text:p text:style-name="P2">5. Display employee number,name and department details of those employee whose department lies in(10,20).</text:p>
      <text:list xml:id="list8710385366191390008" text:style-name="WWNum6">
        <text:list-item>
          <text:p text:style-name="P10">Select emp_no,emp_name,dept_no from employee where dept_no in (10,20);</text:p>
        </text:list-item>
      </text:list>
      <text:p text:style-name="P2"/>
      <text:p text:style-name="P2">6. Display all employee whose name start with „A‟.</text:p>
      <text:list xml:id="list5265862020429411877" text:style-name="WWNum3">
        <text:list-item>
          <text:p text:style-name="P11">Select * from employee where emp_name like ‘A%’;</text:p>
        </text:list-item>
      </text:list>
      <text:p text:style-name="P3"/>
      <text:p text:style-name="P2">7. Display all employee whose third character is „a‟. </text:p>
      <text:list xml:id="list8527520786870409413" text:style-name="WWNum4">
        <text:list-item>
          <text:p text:style-name="P12">Select * from employee where emp_name like ‘__a%’;</text:p>
        </text:list-item>
      </text:list>
      <text:p text:style-name="P2"/>
      <text:p text:style-name="P2">8. Display all employee whose name start with „A‟ and third character is „a‟ </text:p>
      <text:list xml:id="list1965800816075817019" text:style-name="WWNum8">
        <text:list-item>
          <text:p text:style-name="P13">Select * from employee where emp_name like ‘A_a%’;</text:p>
        </text:list-item>
      </text:list>
      <text:p text:style-name="P2"/>
      <text:p text:style-name="P2">9. Display name, number and salary of those employees whose name is 5 characters long and first three characters are „Ani‟.</text:p>
      <text:list xml:id="list3744332784317980959" text:style-name="WWNum9">
        <text:list-item>
          <text:p text:style-name="P14">Select * from employee where emp_name like ‘Ani__%’;</text:p>
        </text:list-item>
      </text:list>
      <text:p text:style-name="P2"><text:s/></text:p>
      <text:p text:style-name="P2"><text:soft-page-break/>10.Sort and display the names of customers from deposit table.</text:p>
      <text:list xml:id="list8962812150578147513" text:style-name="WWNum1">
        <text:list-item>
          <text:p text:style-name="P15">Select cname from deposits order by cname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Bahnschrift" svg:font-family="Bahnschrift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normal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6-03-31T10:01:29.05</dc:date>
    <meta:generator>OpenOffice/4.1.15$Win32 OpenOffice.org_project/4115m2$Build-9813</meta:generator>
    <meta:document-statistic meta:table-count="0" meta:image-count="0" meta:object-count="0" meta:page-count="2" meta:paragraph-count="26" meta:word-count="233" meta:character-count="1413"/>
  </office:meta>
</office:document-meta>
</file>